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frac>
                    <mn>2</mn>
                    <mrow>
                      <mi>r</mi>
                      <mo stretchy="false">−</mo>
                      <mi>l</mi>
                    </mrow>
                  </mfrac>
                </mtd>
                <mtd>
                  <mn>0</mn>
                </mtd>
                <mtd>
                  <mn>0</mn>
                </mtd>
                <mtd>
                  <mfrac>
                    <mrow>
                      <mrow>
                        <mo stretchy="false">−</mo>
                        <mi>r</mi>
                      </mrow>
                      <mo stretchy="false">+</mo>
                      <mi>l</mi>
                    </mrow>
                    <mrow>
                      <mi>r</mi>
                      <mo stretchy="false">−</mo>
                      <mi>l</mi>
                    </mrow>
                  </mfrac>
                </mtd>
              </mtr>
              <mtr>
                <mtd>
                  <mn>0</mn>
                </mtd>
                <mtd>
                  <mfrac>
                    <mn>2</mn>
                    <mrow>
                      <mi>t</mi>
                      <mo stretchy="false">−</mo>
                      <mi>b</mi>
                    </mrow>
                  </mfrac>
                </mtd>
                <mtd>
                  <mn>0</mn>
                </mtd>
                <mtd>
                  <mfrac>
                    <mrow>
                      <mrow>
                        <mo stretchy="false">−</mo>
                        <mi>t</mi>
                      </mrow>
                      <mo stretchy="false">+</mo>
                      <mi>b</mi>
                    </mrow>
                    <mrow>
                      <mi>t</mi>
                      <mo stretchy="false">−</mo>
                      <mi>b</mi>
                    </mrow>
                  </mfrac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2</mn>
                    <mrow>
                      <mi>f</mi>
                      <mo stretchy="false">−</mo>
                      <mi>n</mi>
                    </mrow>
                  </mfrac>
                </mtd>
                <mtd>
                  <mfrac>
                    <mrow>
                      <mrow>
                        <mo stretchy="false">−</mo>
                        <mi>f</mi>
                      </mrow>
                      <mo stretchy="false">−</mo>
                      <mi>n</mi>
                    </mrow>
                    <mrow>
                      <mi>f</mi>
                      <mo stretchy="false">−</mo>
                      <mi>n</mi>
                    </mrow>
                  </mfrac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sub>
                    <mi>X</mi>
                    <mi mathvariant="italic">view</mi>
                  </msub>
                </mtd>
              </mtr>
              <mtr>
                <mtd>
                  <msub>
                    <mi>Y</mi>
                    <mi mathvariant="italic">view</mi>
                  </msub>
                </mtd>
              </mtr>
              <mtr>
                <mtd>
                  <msub>
                    <mi>Z</mi>
                    <mi mathvariant="italic">view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frac>
                    <mrow>
                      <mn>2</mn>
                      <mi>X</mi>
                    </mrow>
                    <mrow>
                      <mi>r</mi>
                      <mo stretchy="false">−</mo>
                      <mi>l</mi>
                    </mrow>
                  </mfrac>
                  <mo stretchy="false">+</mo>
                  <mfrac>
                    <mrow>
                      <mrow>
                        <mo stretchy="false">−</mo>
                        <mi>r</mi>
                      </mrow>
                      <mo stretchy="false">+</mo>
                      <mi>l</mi>
                    </mrow>
                    <mrow>
                      <mi>r</mi>
                      <mo stretchy="false">−</mo>
                      <mi>l</mi>
                    </mrow>
                  </mfrac>
                </mrow>
              </mtd>
            </mtr>
            <mtr>
              <mtd>
                <mrow>
                  <mfrac>
                    <mrow>
                      <mn>2</mn>
                      <mi>Y</mi>
                    </mrow>
                    <mrow>
                      <mi>t</mi>
                      <mo stretchy="false">−</mo>
                      <mi>b</mi>
                    </mrow>
                  </mfrac>
                  <mo stretchy="false">+</mo>
                  <mfrac>
                    <mrow>
                      <mrow>
                        <mo stretchy="false">−</mo>
                        <mi>t</mi>
                      </mrow>
                      <mo stretchy="false">+</mo>
                      <mi>b</mi>
                    </mrow>
                    <mrow>
                      <mi>t</mi>
                      <mo stretchy="false">−</mo>
                      <mi>b</mi>
                    </mrow>
                  </mfrac>
                </mrow>
              </mtd>
            </mtr>
            <mtr>
              <mtd>
                <mrow>
                  <mfrac>
                    <mrow>
                      <mn>2</mn>
                      <mi>Z</mi>
                    </mrow>
                    <mrow>
                      <mi>f</mi>
                      <mo stretchy="false">−</mo>
                      <mi>n</mi>
                    </mrow>
                  </mfrac>
                  <mo stretchy="false">+</mo>
                  <mfrac>
                    <mrow>
                      <mrow>
                        <mo stretchy="false">−</mo>
                        <mi>f</mi>
                      </mrow>
                      <mo stretchy="false">−</mo>
                      <mi>n</mi>
                    </mrow>
                    <mrow>
                      <mi>f</mi>
                      <mo stretchy="false">−</mo>
                      <mi>n</mi>
                    </mrow>
                  </mfrac>
                </mrow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sub>
        <mi>V</mi>
        <mi mathvariant="italic">ndc</mi>
      </msub>
    </mrow>
    <annotation encoding="StarMath 5.0">left[matrix{ {2} over {r-l} #0#0#{-r + l} over {r - l}##0# {2} over {t-b} #0#{-t + b} over {t - b}##0#0# {2} over {f-n} # {-f-n} over {f-n} ##0#0#0#1 } right] * left [ stack {X_{view}#Y_{view}#Z_{view}#1} right ] =left[ stack{ {2X} over {r-l} + {-r + l} over {r - l} # {2Y} over {t-b} + {-t + b} over {t - b} # {2Z} over {f-n}+ {-f-n} over {f-n }  #1 }right ]=V_{ ndc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0:47:32.937550306</meta:creation-date>
    <meta:print-date>2015-05-15T11:08:43.896901364</meta:print-date>
    <meta:generator>LibreOffice/4.4.7.2$Linux_X86_64 LibreOffice_project/40$Build-2</meta:generator>
    <dc:date>2016-03-05T19:07:03.903416382</dc:date>
    <meta:editing-duration>P3DT20H46M31S</meta:editing-duration>
    <meta:editing-cycles>7</meta:editing-cycles>
    <dc:creator>Etay Meiri</dc:creator>
  </office:meta>
</office:document-meta>
</file>